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0.75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in" fo:border="0.75pt solid #000000"/>
    </style:style>
    <style:style style:name="P1" style:family="paragraph" style:parent-style-name="Standard">
      <style:paragraph-properties fo:line-height="114%" fo:padding="0in" fo:border="none"/>
    </style:style>
    <style:style style:name="P2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3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4" style:family="paragraph" style:parent-style-name="Standard" style:list-style-name="WWNum3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4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5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 style:list-style-name="WWNum6">
      <style:paragraph-properties fo:margin-left="0.4165in" fo:margin-right="0in" fo:line-height="114%" fo:text-indent="-0.25in" style:auto-text-indent="false" fo:padding="0in" fo:border="none"/>
    </style:style>
    <style:style style:name="P8" style:family="paragraph" style:parent-style-name="Standard" style:list-style-name="WWNum7">
      <style:paragraph-properties fo:margin-left="0.4165in" fo:margin-right="0in" fo:line-height="114%" fo:text-indent="-0.25in" style:auto-text-indent="false" fo:padding="0in" fo:border="none"/>
    </style:style>
    <style:style style:name="P9" style:family="paragraph" style:parent-style-name="Standard" style:list-style-name="WWNum8">
      <style:paragraph-properties fo:margin-left="0.8335in" fo:margin-right="0in" fo:line-height="114%" fo:text-indent="-0.25in" style:auto-text-indent="false" fo:padding="0in" fo:border="none"/>
    </style:style>
    <style:style style:name="P10" style:family="paragraph" style:parent-style-name="Standard" style:list-style-name="WWNum9">
      <style:paragraph-properties fo:margin-left="0.8335in" fo:margin-right="0in" fo:line-height="114%" fo:text-indent="-0.25in" style:auto-text-indent="false" fo:padding="0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Heading_20_2">
      <style:paragraph-properties fo:margin-top="0in" fo:margin-bottom="0.1563in" loext:contextual-spacing="false" fo:line-height="114%" fo:padding="0in" fo:border="none"/>
    </style:style>
    <style:style style:name="P13" style:family="paragraph" style:parent-style-name="Heading_20_1" style:master-page-name="Standard">
      <style:paragraph-properties fo:margin-top="0in" fo:margin-bottom="0.1665in" loext:contextual-spacing="false" fo:line-height="114%" style:page-number="1" fo:padding="0in" fo:border="none"/>
    </style:style>
    <style:style style:name="P14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P15" style:family="paragraph" style:parent-style-name="Heading_20_3">
      <style:paragraph-properties fo:margin-top="0.3335in" fo:margin-bottom="0.1665in" loext:contextual-spacing="false" fo:line-height="114%" fo:padding="0in" fo:border="none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 Text" style:font-name-asian="Google Sans Text1" style:font-name-complex="Google Sans Text1"/>
    </style:style>
    <style:style style:name="T3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T4" style:family="text">
      <style:text-properties style:font-name="Google Sans Text" fo:font-style="italic" style:font-name-asian="Google Sans Text1" style:font-style-asian="italic" style:font-name-complex="Google Sans Text1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Requirements Specification: JCL Analysis &amp; Extraction Tool</text:span></text:p>
      <text:p text:style-name="P12"><text:span text:style-name="T1">1. Overview</text:span></text:p>
      <text:p text:style-name="P1"><text:span text:style-name="T2">Create a Python program utilizing a Lark LALR parser to scan z/OS JCL. The tool will output structured data into database tables, enabling the conversion of JCL file allocations and program executions into modern build engines or alternative execution systems.</text:span></text:p>
      <text:p text:style-name="P12"><text:span text:style-name="T1">2. Control &amp; Configuration (JSON)</text:span></text:p>
      <text:p text:style-name="P1"><text:span text:style-name="T2">The program shall utilize a .JSON configuration file to define its operational environment.</text:span></text:p>
      <text:list xml:id="list907236731" text:style-name="WWNum1">
        <text:list-item>
          <text:p text:style-name="P2"><text:span text:style-name="T3">SYSTEM:</text:span><text:span text:style-name="T2"> </text:span><text:span text:style-name="T3">(Required)</text:span><text:span text:style-name="T2"> Values: LWM (Linux/Windows/Macintosh) or Z (z/OS). Determines path separator logic (/ vs \ vs .).</text:span></text:p>
        </text:list-item>
        <text:list-item>
          <text:p text:style-name="P2"><text:span text:style-name="T3">FILE:</text:span><text:span text:style-name="T2"> </text:span><text:span text:style-name="T3">(Required)</text:span><text:span text:style-name="T2"> 1–8 characters. The primary JCL member/file to be processed.</text:span></text:p>
        </text:list-item>
        <text:list-item>
          <text:p text:style-name="P2"><text:span text:style-name="T3">EXT:</text:span><text:span text:style-name="T2"> </text:span><text:span text:style-name="T3">(Optional)</text:span><text:span text:style-name="T2"> Default: null. File extension for LWM systems.</text:span></text:p>
        </text:list-item>
        <text:list-item>
          <text:p text:style-name="P2"><text:span text:style-name="T3">PATH:</text:span><text:span text:style-name="T2"> </text:span><text:span text:style-name="T3">(Required)</text:span><text:span text:style-name="T2"> Max 44 characters. The directory or PDS containing the FILE.</text:span></text:p>
        </text:list-item>
        <text:list-item>
          <text:p text:style-name="P2"><text:span text:style-name="T3">LIB:</text:span><text:span text:style-name="T2"> </text:span><text:span text:style-name="T3">(Optional)</text:span><text:span text:style-name="T2"> List of paths/PDS names for INCLUDE members or cataloged procedures.</text:span></text:p>
        </text:list-item>
        <text:list-item>
          <text:p text:style-name="P2"><text:span text:style-name="T3">Search Order:</text:span><text:span text:style-name="T2"> 1. PATH folder, 2. LIB entries in order.</text:span></text:p>
        </text:list-item>
      </text:list>
      <text:p text:style-name="P12"><text:span text:style-name="T1">3. Preprocessing &amp; Stream Preparation</text:span></text:p>
      <text:p text:style-name="P1"><text:span text:style-name="T2">The preprocessor transforms raw JCL into a sanitized, expanded stream.</text:span></text:p>
      <text:p text:style-name="P14"><text:span text:style-name="T1">A. Line Cleaning &amp; Continuation</text:span></text:p>
      <text:list xml:id="list613344888" text:style-name="WWNum2">
        <text:list-item>
          <text:p text:style-name="P3"><text:span text:style-name="T3">Column Truncation:</text:span><text:span text:style-name="T2"> Remove columns 73-80.</text:span></text:p>
        </text:list-item>
        <text:list-item>
          <text:p text:style-name="P3"><text:span text:style-name="T3">Initial Filter:</text:span><text:span text:style-name="T2"> Discard lines beginning with //*, /*, or a null // (end of job).</text:span></text:p>
        </text:list-item>
        <text:list-item>
          <text:p text:style-name="P3"><text:span text:style-name="T3">Continuation:</text:span><text:span text:style-name="T2"> Concatenate lines ending in a comma. </text:span><text:span text:style-name="T3">Crucial:</text:span><text:span text:style-name="T2"> Strip trailing comments (text after the first space following parameters) </text:span><text:span text:style-name="T4">before</text:span><text:span text:style-name="T2"> concatenation.</text:span></text:p>
        </text:list-item>
      </text:list>
      <text:p text:style-name="P14"><text:span text:style-name="T1">B. Statement Filtering (Post-Continuation)</text:span></text:p>
      <text:p text:style-name="P1"><text:span text:style-name="T2">Once a full JCL statement is formed via continuation, the following statement types must be bypassed (discarded) before reaching the parser:</text:span></text:p>
      <text:list xml:id="list2100274450" text:style-name="WWNum3">
        <text:list-item>
          <text:p text:style-name="P4"><text:span text:style-name="T3">Job &amp; Administrative:</text:span><text:span text:style-name="T2"> Any line matching the pattern for JOB, CNTL, ENDCNTL, EXPORT, NOTIFY, OUTPUT, SCHEDULE, or JCLLIB.</text:span></text:p>
        </text:list-item>
        <text:list-item>
          <text:p text:style-name="P4"><text:soft-page-break/><text:span text:style-name="T3">Conditional Logic:</text:span><text:span text:style-name="T2"> Any line starting with // followed by IF, THEN, ELSE, or ENDIF.</text:span></text:p>
        </text:list-item>
        <text:list-item>
          <text:p text:style-name="P4"><text:span text:style-name="T3">Note:</text:span><text:span text:style-name="T2"> While these are bypassed for the </text:span><text:span text:style-name="T4">parser</text:span><text:span text:style-name="T2">, the JCLLIB statement should be used by the </text:span><text:span text:style-name="T4">preprocessor</text:span><text:span text:style-name="T2"> to update the LIB search paths for INCLUDE and PROC resolution.</text:span></text:p>
        </text:list-item>
      </text:list>
      <text:p text:style-name="P14"><text:span text:style-name="T1">C. Symbolic &amp; Variable Resolution</text:span></text:p>
      <text:list xml:id="list2669612698" text:style-name="WWNum4">
        <text:list-item>
          <text:p text:style-name="P5"><text:span text:style-name="T3">Symbol Table:</text:span><text:span text:style-name="T2"> Maintain a dictionary of variables.</text:span></text:p>
        </text:list-item>
        <text:list-item>
          <text:p text:style-name="P5"><text:span text:style-name="T3">Resolution:</text:span><text:span text:style-name="T2"> Replace &amp;VAR with values from SET statements, PROC defaults, or EXEC overrides.</text:span></text:p>
        </text:list-item>
        <text:list-item>
          <text:p text:style-name="P5"><text:span text:style-name="T3">Dot Logic:</text:span><text:span text:style-name="T2"> Handle "double dots" (e.g., &amp;HLQ..DATA becomes PROD.DATA).</text:span></text:p>
        </text:list-item>
      </text:list>
      <text:p text:style-name="P14"><text:span text:style-name="T1">D. Include &amp; Instream Data</text:span></text:p>
      <text:list xml:id="list3567368956" text:style-name="WWNum5">
        <text:list-item>
          <text:p text:style-name="P6"><text:span text:style-name="T3">INCLUDE:</text:span><text:span text:style-name="T2"> Recursively find, preprocess, and inject member content using the search order (PATH then LIB).</text:span></text:p>
        </text:list-item>
        <text:list-item>
          <text:p text:style-name="P6"><text:span text:style-name="T3">Instream Data:</text:span><text:span text:style-name="T2"> Capture lines after DD * or DD DATA until /*, // or DLM=??. Store as a "payload" reference.</text:span></text:p>
        </text:list-item>
      </text:list>
      <text:p text:style-name="P12"><text:span text:style-name="T1">4. Procedure (PROC) Handling &amp; Step Overriding</text:span></text:p>
      <text:p text:style-name="P14"><text:span text:style-name="T1">A. Procedure Management</text:span></text:p>
      <text:list xml:id="list3438189097" text:style-name="WWNum6">
        <text:list-item>
          <text:p text:style-name="P7"><text:span text:style-name="T3">In-Stream Procs:</text:span><text:span text:style-name="T2"> Capture content between //NAME PROC and // PEND. Store in a </text:span><text:span text:style-name="T3">Procedure Map</text:span><text:span text:style-name="T2"> and remove from the main execution stream.</text:span></text:p>
        </text:list-item>
        <text:list-item>
          <text:p text:style-name="P7"><text:span text:style-name="T3">Cataloged Procs:</text:span><text:span text:style-name="T2"> If an EXEC references a non-PGM name not in the In-Stream Map, search PATH/LIB and load into the Procedure Map.</text:span></text:p>
        </text:list-item>
      </text:list>
      <text:p text:style-name="P14"><text:span text:style-name="T1">B. Step Overriding Requirements</text:span></text:p>
      <text:list xml:id="list3894714818" text:style-name="WWNum7">
        <text:list-item>
          <text:p text:style-name="P8"><text:span text:style-name="T3">Sequence:</text:span><text:span text:style-name="T2"> Overrides must follow the order of steps as they appear in the PROC.</text:span></text:p>
        </text:list-item>
        <text:list-item>
          <text:p text:style-name="P8"><text:span text:style-name="T3">DD Overrides:</text:span><text:span text:style-name="T2"> * Syntax: //PROCSTEP.DDNAME DD [Parameters]</text:span></text:p>
        </text:list-item>
      </text:list>
      <text:list xml:id="list3562149156" text:style-name="WWNum8">
        <text:list-item>
          <text:list>
            <text:list-item>
              <text:p text:style-name="P9"><text:span text:style-name="T2">An override replaces the entire DD statement or adds a new DD to that step.</text:span></text:p>
            </text:list-item>
            <text:list-item>
              <text:p text:style-name="P9"><text:span text:style-name="T2">Using DUMMY in an override replaces the original allocation with a null device.</text:span></text:p>
            </text:list-item>
          </text:list>
        </text:list-item>
      </text:list>
      <text:list xml:id="list83813232461883" text:continue-list="list3894714818" text:style-name="WWNum7">
        <text:list-item>
          <text:p text:style-name="P8"><text:span text:style-name="T3">EXEC Overrides:</text:span></text:p>
        </text:list-item>
      </text:list>
      <text:list xml:id="list3360545799" text:style-name="WWNum9">
        <text:list-item>
          <text:list>
            <text:list-item>
              <text:p text:style-name="P10"><text:span text:style-name="T2">Syntax: //PROCSTEP.PARM='...' or //PROCSTEP.TIME=...</text:span></text:p>
            </text:list-item>
            <text:list-item>
              <text:p text:style-name="P10"><text:span text:style-name="T2">Replaces specific keywords within the PROC's EXEC statement.</text:span></text:p>
            </text:list-item>
          </text:list>
        </text:list-item>
      </text:list>
      <text:p text:style-name="P12"><text:soft-page-break/><text:span text:style-name="T1">5. Lark LALR Grammar</text:span></text:p>
      <text:p text:style-name="P1"><text:span text:style-name="T2">jcl_grammar = r"""<text:line-break/> <text:s text:c="3"/>?start: line+<text:line-break/><text:line-break/> <text:s text:c="3"/>?line: exec_statement<text:line-break/> <text:s text:c="8"/>| dd_statement<text:line-break/> <text:s text:c="8"/>| unnamed_dd<text:line-break/><text:line-break/> <text:s text:c="3"/>exec_statement: "//" JCL_ID " "+ "EXEC" " "+ exec_params<text:line-break/> <text:s text:c="3"/>dd_statement: "//" JCL_ID " "+ "DD" " "+ dd_params<text:line-break/> <text:s text:c="3"/>unnamed_dd: "//" " "+ "DD" " "+ dd_params<text:line-break/><text:line-break/> <text:s text:c="3"/>exec_params: exec_param ("," exec_param)* [","]<text:line-break/> <text:s text:c="3"/>dd_params: dd_param ("," dd_param)* [","]<text:line-break/><text:line-break/> <text:s text:c="3"/>?exec_param: pgm_param | proc_param | parm_param | symbolic_override | exec_keyword<text:line-break/> <text:s text:c="3"/>?dd_param: dsn_param | disp_param | space_param | dcb_param | vol_param | dummy_param | keyword_param<text:line-break/><text:line-break/> <text:s text:c="3"/>?dsn_param: ("DSN=" | "DSNAME=") dsn_value<text:line-break/> <text:s text:c="3"/>?dsn_value: temp_dsn | referback | symbolic_val | VALUE<text:line-break/> <text:s text:c="3"/>temp_dsn: "&amp;&amp;" JCL_ID<text:line-break/> <text:s text:c="3"/>referback: "*." JCL_ID ("." JCL_ID)?<text:line-break/> <text:s text:c="3"/>symbolic_val: "&amp;" JCL_ID ["."]<text:line-break/><text:line-break/> <text:s text:c="3"/>pgm_param: "PGM=" VALUE<text:line-break/> <text:s text:c="3"/>proc_param: ("PROC=" VALUE) | VALUE<text:line-break/> <text:s text:c="3"/>parm_param: "PARM=" (VALUE | ESCAPED_STRING)<text:line-break/> <text:s text:c="3"/>symbolic_override: JCL_ID "=" (VALUE | ESCAPED_STRING)<text:line-break/> <text:s text:c="3"/>exec_keyword: ("REGION" | "COND" | "TIME") "=" VALUE<text:line-break/><text:line-break/> <text:s text:c="3"/>!disp_param: "DISP=" ( DISP_VAL | "(" [DISP_VAL] ("," [DISP_VAL])* ")" )<text:line-break/> <text:s text:c="3"/>!space_param: "SPACE=" "(" SPACE_UNIT "," "(" NUMBER "," NUMBER ["," NUMBER] ")" ["," "RLSE"] ["," "CONTIG"] ["," "ROUND"] ")"<text:line-break/> <text:s text:c="3"/>vol_param: "VOL=" vol_sublist | "VOLUME=" vol_sublist<text:line-break/> <text:s text:c="3"/>!vol_sublist: "SER=" (VALUE | "(" VALUE ("," VALUE)* ")")<text:line-break/><text:line-break/> <text:s text:c="3"/>dcb_param: "DCB=" "(" dcb_sublist ")"<text:line-break/> <text:s text:c="3"/>dcb_sublist: dcb_subitem ("," dcb_subitem)*<text:line-break/> <text:s text:c="3"/>?dcb_subitem: ("LRECL=" NUMBER) | ("RECFM=" RECFM_VALUE) | ("BLKSIZE=" NUMBER) | ("DSORG=" VALUE)<text:line-break/><text:line-break/> <text:s text:c="3"/>keyword_param: KEYWORD "=" (VALUE | "(" VALUE ("," VALUE)* ")")<text:line-break/><text:line-break/> <text:s text:c="3"/>KEYWORD: "AMORG" | "AVGREC" | "BUFND" | "BUFNI" | "BUFSP" | "CHARS"<text:line-break/> <text:s text:c="10"/>| "COPIES" | "DATACLAS" | "DDNAME" | "DEST" | "DLM" | "DSNTYPE"<text:line-break/> <text:s text:c="10"/>| "EATTR" | "FILEDATA" | "FREE" | "LIKE" | "MAXGENS" | "MGMTCLAS"<text:line-break/> <text:s text:c="10"/>| "OUTLIM" | "PATHDISP" | "PATHMODE" | "PATHOPTS" | "REFDD"<text:line-break/> <text:s text:c="10"/>| "RETPD" | "RLS" | "STORCLAS" | "SUBSYS" | "SYMBOLS" | "SYMLIST" | "UNIT"<text:line-break/><text:line-break/> <text:s text:c="3"/>dummy_param: "DUMMY"<text:line-break/> <text:s text:c="3"/>DISP_VAL: "NEW" | "OLD" | "SHR" | "MOD" | "DELETE" | "KEEP" | "PASS" | "CATLG" | "UNCATLG"<text:line-break/> <text:s text:c="3"/>SPACE_UNIT: "TRK" | "CYL" | NUMBER<text:line-break/> <text:s text:c="3"/>RECFM_VALUE: /[FUV][B]?[A-M]?/<text:line-break/><text:line-break/> <text:s text:c="3"/>JCL_ID: /[A-Z#$@][A-Z0-9#$@]{0,7}/<text:line-break/> <text:s text:c="3"/>VALUE: /[A-Z0-9.#$@&amp;=-]+/<text:line-break/><text:line-break/> <text:s text:c="3"/>%import common.NUMBER<text:line-break/> <text:s text:c="3"/>%import common.ESCAPED_STRING<text:line-break/> <text:s text:c="3"/>%import common.WS_INLINE<text:line-break/> <text:s text:c="3"/>%ignore WS_INLINE<text:line-break/>"""<text:line-break/></text:span></text:p>
      <text:p text:style-name="P12"><text:span text:style-name="T1">6. Database Schemas</text:span></text:p>
      <text:p text:style-name="P1"><text:span text:style-name="T2">The program will populate two primary tables.</text:span></text:p>
      <text:p text:style-name="P14"><text:span text:style-name="T1">Table: STEPS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<text:span text:style-name="T3">Column</text:span></text:p>
          </table:table-cell>
          <table:table-cell table:style-name="Table1.A1" office:value-type="string">
            <text:p text:style-name="P1"><text:span text:style-name="T3">Type</text:span></text:p>
          </table:table-cell>
          <table:table-cell table:style-name="Table1.A1" office:value-type="string">
            <text:p text:style-name="P1"><text:span text:style-name="T3">Description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step_id</text:span></text:p>
          </table:table-cell>
          <table:table-cell table:style-name="Table1.A1" office:value-type="string">
            <text:p text:style-name="P1"><text:span text:style-name="T2">PK (Int)</text:span></text:p>
          </table:table-cell>
          <table:table-cell table:style-name="Table1.A1" office:value-type="string">
            <text:p text:style-name="P1"><text:span text:style-name="T2">Unique identifier for the job step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step_name</text:span></text:p>
          </table:table-cell>
          <table:table-cell table:style-name="Table1.A1" office:value-type="string">
            <text:p text:style-name="P1"><text:span text:style-name="T2">String(8)</text:span></text:p>
          </table:table-cell>
          <table:table-cell table:style-name="Table1.A1" office:value-type="string">
            <text:p text:style-name="P1"><text:span text:style-name="T2">The name field of the EXEC statement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proc_step_name</text:span></text:p>
          </table:table-cell>
          <table:table-cell table:style-name="Table1.A1" office:value-type="string">
            <text:p text:style-name="P1"><text:span text:style-name="T2">String(8)</text:span></text:p>
          </table:table-cell>
          <table:table-cell table:style-name="Table1.A1" office:value-type="string">
            <text:p text:style-name="P1"><text:span text:style-name="T2">The step name within a procedure (if applicable)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program_name</text:span></text:p>
          </table:table-cell>
          <table:table-cell table:style-name="Table1.A1" office:value-type="string">
            <text:p text:style-name="P1"><text:span text:style-name="T2">String(8)</text:span></text:p>
          </table:table-cell>
          <table:table-cell table:style-name="Table1.A1" office:value-type="string">
            <text:p text:style-name="P1"><text:span text:style-name="T2">The PGM= value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proc_name</text:span></text:p>
          </table:table-cell>
          <table:table-cell table:style-name="Table1.A1" office:value-type="string">
            <text:p text:style-name="P1"><text:span text:style-name="T2">String(8)</text:span></text:p>
          </table:table-cell>
          <table:table-cell table:style-name="Table1.A1" office:value-type="string">
            <text:p text:style-name="P1"><text:span text:style-name="T2">The PROC= value (if executing a procedure)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parameters</text:span></text:p>
          </table:table-cell>
          <table:table-cell table:style-name="Table1.A1" office:value-type="string">
            <text:p text:style-name="P1"><text:span text:style-name="T2">Text</text:span></text:p>
          </table:table-cell>
          <table:table-cell table:style-name="Table1.A1" office:value-type="string">
            <text:p text:style-name="P1"><text:span text:style-name="T2">The PARM= string (fully resolved)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cond_logic</text:span></text:p>
          </table:table-cell>
          <table:table-cell table:style-name="Table1.A1" office:value-type="string">
            <text:p text:style-name="P1"><text:span text:style-name="T2">Text</text:span></text:p>
          </table:table-cell>
          <table:table-cell table:style-name="Table1.A1" office:value-type="string">
            <text:p text:style-name="P1"><text:span text:style-name="T2">Captured metadata regarding conditional execution.</text:span></text:p>
          </table:table-cell>
        </table:table-row>
      </table:table>
      <text:p text:style-name="P15"><text:span text:style-name="T1">Table: DATA_ALLOCATIONS (DD Statements)</text:span></text:p>
      <table:table table:name="Table2" table:style-name="Table2">
        <table:table-column table:style-name="Table2.A" table:number-columns-repeated="3"/>
        <text:soft-page-break/>
        <table:table-row table:style-name="Table2.1">
          <table:table-cell table:style-name="Table2.A1" office:value-type="string">
            <text:p text:style-name="P1"><text:span text:style-name="T3">Column</text:span></text:p>
          </table:table-cell>
          <table:table-cell table:style-name="Table2.A1" office:value-type="string">
            <text:p text:style-name="P1"><text:span text:style-name="T3">Type</text:span></text:p>
          </table:table-cell>
          <table:table-cell table:style-name="Table2.A1" office:value-type="string">
            <text:p text:style-name="P1"><text:span text:style-name="T3">Description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ds_id</text:span></text:p>
          </table:table-cell>
          <table:table-cell table:style-name="Table2.A1" office:value-type="string">
            <text:p text:style-name="P1"><text:span text:style-name="T2">PK (Int)</text:span></text:p>
          </table:table-cell>
          <table:table-cell table:style-name="Table2.A1" office:value-type="string">
            <text:p text:style-name="P1"><text:span text:style-name="T2">Unique identifier for the file allocation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step_id</text:span></text:p>
          </table:table-cell>
          <table:table-cell table:style-name="Table2.A1" office:value-type="string">
            <text:p text:style-name="P1"><text:span text:style-name="T2">FK (Int)</text:span></text:p>
          </table:table-cell>
          <table:table-cell table:style-name="Table2.A1" office:value-type="string">
            <text:p text:style-name="P1"><text:span text:style-name="T2">Reference to the STEPS table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dd_name</text:span></text:p>
          </table:table-cell>
          <table:table-cell table:style-name="Table2.A1" office:value-type="string">
            <text:p text:style-name="P1"><text:span text:style-name="T2">String(8)</text:span></text:p>
          </table:table-cell>
          <table:table-cell table:style-name="Table2.A1" office:value-type="string">
            <text:p text:style-name="P1"><text:span text:style-name="T2">The DD name (or null for concatenations)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dsn</text:span></text:p>
          </table:table-cell>
          <table:table-cell table:style-name="Table2.A1" office:value-type="string">
            <text:p text:style-name="P1"><text:span text:style-name="T2">String(44)</text:span></text:p>
          </table:table-cell>
          <table:table-cell table:style-name="Table2.A1" office:value-type="string">
            <text:p text:style-name="P1"><text:span text:style-name="T2">The Data Set Name (fully resolved)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disp_status</text:span></text:p>
          </table:table-cell>
          <table:table-cell table:style-name="Table2.A1" office:value-type="string">
            <text:p text:style-name="P1"><text:span text:style-name="T2">String(8)</text:span></text:p>
          </table:table-cell>
          <table:table-cell table:style-name="Table2.A1" office:value-type="string">
            <text:p text:style-name="P1"><text:span text:style-name="T2">NEW, OLD, SHR, MOD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disp_normal</text:span></text:p>
          </table:table-cell>
          <table:table-cell table:style-name="Table2.A1" office:value-type="string">
            <text:p text:style-name="P1"><text:span text:style-name="T2">String(8)</text:span></text:p>
          </table:table-cell>
          <table:table-cell table:style-name="Table2.A1" office:value-type="string">
            <text:p text:style-name="P1"><text:span text:style-name="T2">Action on successful termination (CATLG, KEEP, etc.)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disp_abnormal</text:span></text:p>
          </table:table-cell>
          <table:table-cell table:style-name="Table2.A1" office:value-type="string">
            <text:p text:style-name="P1"><text:span text:style-name="T2">String(8)</text:span></text:p>
          </table:table-cell>
          <table:table-cell table:style-name="Table2.A1" office:value-type="string">
            <text:p text:style-name="P1"><text:span text:style-name="T2">Action on failure (DELETE, etc.)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unit</text:span></text:p>
          </table:table-cell>
          <table:table-cell table:style-name="Table2.A1" office:value-type="string">
            <text:p text:style-name="P1"><text:span text:style-name="T2">String(8)</text:span></text:p>
          </table:table-cell>
          <table:table-cell table:style-name="Table2.A1" office:value-type="string">
            <text:p text:style-name="P1"><text:span text:style-name="T2">Device type (e.g., SYSDA)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vol_ser</text:span></text:p>
          </table:table-cell>
          <table:table-cell table:style-name="Table2.A1" office:value-type="string">
            <text:p text:style-name="P1"><text:span text:style-name="T2">String(6)</text:span></text:p>
          </table:table-cell>
          <table:table-cell table:style-name="Table2.A1" office:value-type="string">
            <text:p text:style-name="P1"><text:span text:style-name="T2">Volume serial number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is_dummy</text:span></text:p>
          </table:table-cell>
          <table:table-cell table:style-name="Table2.A1" office:value-type="string">
            <text:p text:style-name="P1"><text:span text:style-name="T2">Boolean</text:span></text:p>
          </table:table-cell>
          <table:table-cell table:style-name="Table2.A1" office:value-type="string">
            <text:p text:style-name="P1"><text:span text:style-name="T2">True if DUMMY is specified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instream_ref</text:span></text:p>
          </table:table-cell>
          <table:table-cell table:style-name="Table2.A1" office:value-type="string">
            <text:p text:style-name="P1"><text:span text:style-name="T2">Text</text:span></text:p>
          </table:table-cell>
          <table:table-cell table:style-name="Table2.A1" office:value-type="string">
            <text:p text:style-name="P1"><text:span text:style-name="T2">Reference or content of instream data/payload.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2">dcb_attributes</text:span></text:p>
          </table:table-cell>
          <table:table-cell table:style-name="Table2.A1" office:value-type="string">
            <text:p text:style-name="P1"><text:span text:style-name="T2">JSON/Text</text:span></text:p>
          </table:table-cell>
          <table:table-cell table:style-name="Table2.A1" office:value-type="string">
            <text:p text:style-name="P1"><text:span text:style-name="T2">Combined LRECL, RECFM, BLKSIZE, DSORG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4" meta:paragraph-count="110" meta:word-count="976" meta:character-count="6723" meta:non-whitespace-character-count="5656"/>
    <meta:generator>LibreOfficeDev/6.0.5.2$Linux_X86_64 LibreOffice_project/</meta:generator>
  </office:meta>
</office:document-meta>
</file>